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Pictures/TablePreview1.svm"/>
  <manifest:file-entry manifest:media-type="image/png" manifest:full-path="Pictures/10000000000002B8000001D87768BFD3.png"/>
  <manifest:file-entry manifest:media-type="image/png" manifest:full-path="Pictures/10000000000002B8000001D8977C4DB6.png"/>
  <manifest:file-entry manifest:media-type="image/png" manifest:full-path="Pictures/10000000000002B8000001D813BBCA01.png"/>
  <manifest:file-entry manifest:media-type="image/png" manifest:full-path="Pictures/10000000000002B8000001D811FB55FF.png"/>
  <manifest:file-entry manifest:media-type="image/png" manifest:full-path="Pictures/10000000000002B8000001D8F79DFECA.png"/>
  <manifest:file-entry manifest:media-type="image/png" manifest:full-path="Pictures/10000000000002B8000001D843E83B18.png"/>
  <manifest:file-entry manifest:media-type="image/png" manifest:full-path="Pictures/10000000000002B8000001D847AE7E8B.png"/>
  <manifest:file-entry manifest:media-type="image/png" manifest:full-path="Pictures/10000000000002B8000001D83770125F.png"/>
  <manifest:file-entry manifest:media-type="image/png" manifest:full-path="Pictures/10000000000002B8000001D8462D4607.png"/>
  <manifest:file-entry manifest:media-type="image/png" manifest:full-path="Pictures/10000000000002B8000001D80F7200D5.png"/>
  <manifest:file-entry manifest:media-type="image/png" manifest:full-path="Pictures/10000000000002B8000001D80505A4E6.png"/>
  <manifest:file-entry manifest:media-type="image/png" manifest:full-path="Pictures/10000000000002B8000001D8392D8ECD.png"/>
  <manifest:file-entry manifest:media-type="image/png" manifest:full-path="Pictures/10000000000002B8000001D81E070314.png"/>
  <manifest:file-entry manifest:media-type="image/png" manifest:full-path="Pictures/10000000000002B8000001D84FF1EA4A.png"/>
  <manifest:file-entry manifest:media-type="image/png" manifest:full-path="Pictures/10000000000002B8000001D8BAF83E3E.png"/>
  <manifest:file-entry manifest:media-type="image/png" manifest:full-path="Pictures/10000000000002B8000001D8BE2BEF56.png"/>
  <manifest:file-entry manifest:media-type="image/png" manifest:full-path="Pictures/10000000000002B8000001D8EA07EE8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notes">
      <style:graphic-properties draw:fill-color="#ffffff" fo:min-height="12.322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ro1" style:family="table-row">
      <style:table-row-properties style:row-height="0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color="#ff0000"/>
    </style:style>
    <style:style style:name="P1" style:family="paragraph">
      <style:text-properties fo:color="#ff0000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  <style:text-properties fo:font-size="18pt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P5" style:family="paragraph">
      <style:paragraph-properties fo:margin-left="0cm" fo:margin-right="0cm" fo:text-indent="0cm"/>
    </style:style>
    <style:style style:name="T1" style:family="text">
      <style:text-properties fo:color="#ff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standard" draw:layer="layout" svg:width="14.098cm" svg:height="9.386cm" svg:x="7.539cm" svg:y="5.29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No Shielding</text:p>
              </table:table-cell>
              <table:table-cell>
                <text:p>With Shielding</text:p>
                <text:p>(0 depth)</text:p>
              </table:table-cell>
            </table:table-row>
            <table:table-row table:style-name="ro1" table:default-cell-style-name="ce1">
              <table:table-cell>
                <text:p>No B field</text:p>
              </table:table-cell>
              <table:table-cell>
                <text:p>602</text:p>
              </table:table-cell>
              <table:table-cell table:style-name="ce2">
                <text:p text:style-name="P1"><text:span text:style-name="T1">585*</text:span></text:p>
              </table:table-cell>
            </table:table-row>
            <table:table-row table:style-name="ro1" table:default-cell-style-name="ce1">
              <table:table-cell>
                <text:p>5 Gauss</text:p>
              </table:table-cell>
              <table:table-cell>
                <text:p>T: 600</text:p>
                <text:p>A: 569</text:p>
              </table:table-cell>
              <table:table-cell>
                <text:p>T: <text:span text:style-name="T1">588</text:span></text:p>
                <text:p>A: <text:span text:style-name="T1">570</text:span></text:p>
              </table:table-cell>
            </table:table-row>
            <table:table-row table:style-name="ro1" table:default-cell-style-name="ce1">
              <table:table-cell>
                <text:p>10 Gauss</text:p>
              </table:table-cell>
              <table:table-cell>
                <text:p>T: 601</text:p>
                <text:p>A: 443</text:p>
              </table:table-cell>
              <table:table-cell>
                <text:p>T: <text:span text:style-name="T1">590</text:span></text:p>
                <text:p>A: 481</text:p>
              </table:table-cell>
            </table:table-row>
            <table:table-row table:style-name="ro1" table:default-cell-style-name="ce1">
              <table:table-cell>
                <text:p>15 Gauss</text:p>
              </table:table-cell>
              <table:table-cell>
                <text:p>T: 579</text:p>
                <text:p>A: 296</text:p>
              </table:table-cell>
              <table:table-cell>
                <text:p>T: 591</text:p>
                <text:p>A: 364</text:p>
              </table:table-cell>
            </table:table-row>
            <table:table-row table:style-name="ro1" table:default-cell-style-name="ce1">
              <table:table-cell>
                <text:p>20 Gauss</text:p>
              </table:table-cell>
              <table:table-cell>
                <text:p>T: 567</text:p>
                <text:p>A: 228 </text:p>
              </table:table-cell>
              <table:table-cell>
                <text:p>T: 585</text:p>
                <text:p>A: 238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21">
        <office:forms form:automatic-focus="false" form:apply-design-mode="false"/>
        <draw:frame draw:style-name="gr2" draw:text-style-name="P2" draw:layer="layout" svg:width="13.923cm" svg:height="9.525cm" svg:x="0.047cm" svg:y="0cm">
          <draw:image xlink:href="Pictures/10000000000002B8000001D81E070314.png" xlink:type="simple" xlink:show="embed" xlink:actuate="onLoad">
            <text:p/>
          </draw:image>
        </draw:frame>
        <draw:frame draw:style-name="gr3" draw:text-style-name="P3" draw:layer="layout" svg:width="5.715cm" svg:height="0.962cm" svg:x="16.51cm" svg:y="3.175cm">
          <draw:text-box>
            <text:p text:style-name="P3">No B, before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21">
        <office:forms form:automatic-focus="false" form:apply-design-mode="false"/>
        <draw:frame draw:style-name="gr2" draw:text-style-name="P2" draw:layer="layout" svg:width="12.653cm" svg:height="10.16cm" svg:x="0.047cm" svg:y="0cm">
          <draw:image xlink:href="Pictures/10000000000002B8000001D8BE2BEF56.png" xlink:type="simple" xlink:show="embed" xlink:actuate="onLoad">
            <text:p/>
          </draw:image>
        </draw:frame>
        <draw:frame draw:style-name="gr3" draw:text-style-name="P5" draw:layer="layout" svg:width="3.175cm" svg:height="1.673cm" svg:x="12.7cm" svg:y="5.715cm">
          <draw:text-box>
            <text:p text:style-name="P5">5 gauss, T</text:p>
          </draw:text-box>
        </draw:frame>
        <draw:frame draw:style-name="gr2" draw:text-style-name="P2" draw:layer="layout" svg:width="12.653cm" svg:height="10.205cm" svg:x="0.047cm" svg:y="10.795cm">
          <draw:image xlink:href="Pictures/10000000000002B8000001D843E83B18.png" xlink:type="simple" xlink:show="embed" xlink:actuate="onLoad">
            <text:p/>
          </draw:image>
        </draw:frame>
        <draw:frame draw:style-name="gr3" draw:text-style-name="P5" draw:layer="layout" svg:width="3.175cm" svg:height="1.673cm" svg:x="12.7cm" svg:y="14.605cm">
          <draw:text-box>
            <text:p text:style-name="P5">5 gauss, A</text:p>
          </draw:text-box>
        </draw:frame>
        <draw:frame draw:style-name="gr2" draw:text-style-name="P2" draw:layer="layout" svg:width="12.653cm" svg:height="10.16cm" svg:x="15.24cm" svg:y="0cm">
          <draw:image xlink:href="Pictures/10000000000002B8000001D8EA07EE81.png" xlink:type="simple" xlink:show="embed" xlink:actuate="onLoad">
            <text:p/>
          </draw:image>
        </draw:frame>
        <draw:frame draw:style-name="gr2" draw:text-style-name="P2" draw:layer="layout" svg:width="12.653cm" svg:height="10.16cm" svg:x="15.24cm" svg:y="10.795cm">
          <draw:image xlink:href="Pictures/10000000000002B8000001D847AE7E8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21">
        <office:forms form:automatic-focus="false" form:apply-design-mode="false"/>
        <draw:frame draw:style-name="gr2" draw:text-style-name="P2" draw:layer="layout" svg:width="12.653cm" svg:height="10.16cm" svg:x="0.047cm" svg:y="0cm">
          <draw:image xlink:href="Pictures/10000000000002B8000001D8BAF83E3E.png" xlink:type="simple" xlink:show="embed" xlink:actuate="onLoad">
            <text:p/>
          </draw:image>
        </draw:frame>
        <draw:frame draw:style-name="gr3" draw:text-style-name="P5" draw:layer="layout" svg:width="3.175cm" svg:height="1.673cm" svg:x="12.7cm" svg:y="5.715cm">
          <draw:text-box>
            <text:p text:style-name="P5">10 gauss, T</text:p>
          </draw:text-box>
        </draw:frame>
        <draw:frame draw:style-name="gr2" draw:text-style-name="P2" draw:layer="layout" svg:width="12.653cm" svg:height="10.84cm" svg:x="0.047cm" svg:y="10.16cm">
          <draw:image xlink:href="Pictures/10000000000002B8000001D8462D4607.png" xlink:type="simple" xlink:show="embed" xlink:actuate="onLoad">
            <text:p/>
          </draw:image>
        </draw:frame>
        <draw:frame draw:style-name="gr3" draw:text-style-name="P5" draw:layer="layout" svg:width="3.175cm" svg:height="1.673cm" svg:x="12.7cm" svg:y="13.335cm">
          <draw:text-box>
            <text:p text:style-name="P5">10 gauss, A</text:p>
          </draw:text-box>
        </draw:frame>
        <draw:frame draw:style-name="gr2" draw:text-style-name="P2" draw:layer="layout" svg:width="12.018cm" svg:height="10.16cm" svg:x="15.875cm" svg:y="0cm">
          <draw:image xlink:href="Pictures/10000000000002B8000001D84FF1EA4A.png" xlink:type="simple" xlink:show="embed" xlink:actuate="onLoad">
            <text:p/>
          </draw:image>
        </draw:frame>
        <draw:frame draw:style-name="gr2" draw:text-style-name="P2" draw:layer="layout" svg:width="12.018cm" svg:height="10.84cm" svg:x="15.875cm" svg:y="10.16cm">
          <draw:image xlink:href="Pictures/10000000000002B8000001D8F79DFEC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21">
        <office:forms form:automatic-focus="false" form:apply-design-mode="false"/>
        <draw:frame draw:style-name="gr2" draw:text-style-name="P2" draw:layer="layout" svg:width="12.018cm" svg:height="10.16cm" svg:x="0.047cm" svg:y="0cm">
          <draw:image xlink:href="Pictures/10000000000002B8000001D87768BFD3.png" xlink:type="simple" xlink:show="embed" xlink:actuate="onLoad">
            <text:p/>
          </draw:image>
        </draw:frame>
        <draw:frame draw:style-name="gr2" draw:text-style-name="P2" draw:layer="layout" svg:width="12.018cm" svg:height="9.57cm" svg:x="0.047cm" svg:y="11.43cm">
          <draw:image xlink:href="Pictures/10000000000002B8000001D813BBCA01.png" xlink:type="simple" xlink:show="embed" xlink:actuate="onLoad">
            <text:p/>
          </draw:image>
        </draw:frame>
        <draw:frame draw:style-name="gr3" draw:text-style-name="P5" draw:layer="layout" svg:width="3.175cm" svg:height="1.673cm" svg:x="12.067cm" svg:y="5.717cm">
          <draw:text-box>
            <text:p text:style-name="P5">15 gauss, T</text:p>
          </draw:text-box>
        </draw:frame>
        <draw:frame draw:style-name="gr3" draw:text-style-name="P5" draw:layer="layout" svg:width="3.175cm" svg:height="1.673cm" svg:x="12.066cm" svg:y="13.336cm">
          <draw:text-box>
            <text:p text:style-name="P5">15 gauss, A</text:p>
          </draw:text-box>
        </draw:frame>
        <draw:frame draw:style-name="gr2" draw:text-style-name="P2" draw:layer="layout" svg:width="12.653cm" svg:height="10.16cm" svg:x="15.24cm" svg:y="0cm">
          <draw:image xlink:href="Pictures/10000000000002B8000001D83770125F.png" xlink:type="simple" xlink:show="embed" xlink:actuate="onLoad">
            <text:p/>
          </draw:image>
        </draw:frame>
        <draw:frame draw:style-name="gr2" draw:text-style-name="P2" draw:layer="layout" svg:width="12.653cm" svg:height="10.205cm" svg:x="15.24cm" svg:y="10.795cm">
          <draw:image xlink:href="Pictures/10000000000002B8000001D8392D8EC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21">
        <office:forms form:automatic-focus="false" form:apply-design-mode="false"/>
        <draw:frame draw:style-name="gr2" draw:text-style-name="P2" draw:layer="layout" svg:width="12.018cm" svg:height="10.16cm" svg:x="0.047cm" svg:y="0cm">
          <draw:image xlink:href="Pictures/10000000000002B8000001D80505A4E6.png" xlink:type="simple" xlink:show="embed" xlink:actuate="onLoad">
            <text:p/>
          </draw:image>
        </draw:frame>
        <draw:frame draw:style-name="gr2" draw:text-style-name="P2" draw:layer="layout" svg:width="12.065cm" svg:height="10.84cm" svg:x="0cm" svg:y="10.16cm">
          <draw:image xlink:href="Pictures/10000000000002B8000001D811FB55FF.png" xlink:type="simple" xlink:show="embed" xlink:actuate="onLoad">
            <text:p/>
          </draw:image>
        </draw:frame>
        <draw:frame draw:style-name="gr3" draw:text-style-name="P5" draw:layer="layout" svg:width="3.175cm" svg:height="1.673cm" svg:x="12.068cm" svg:y="5.718cm">
          <draw:text-box>
            <text:p text:style-name="P5">20 gauss, T</text:p>
          </draw:text-box>
        </draw:frame>
        <draw:frame draw:style-name="gr3" draw:text-style-name="P5" draw:layer="layout" svg:width="3.175cm" svg:height="1.673cm" svg:x="12.067cm" svg:y="13.337cm">
          <draw:text-box>
            <text:p text:style-name="P5">20 gauss, A</text:p>
          </draw:text-box>
        </draw:frame>
        <draw:frame draw:style-name="gr2" draw:text-style-name="P2" draw:layer="layout" svg:width="12.653cm" svg:height="10.84cm" svg:x="15.24cm" svg:y="10.16cm">
          <draw:image xlink:href="Pictures/10000000000002B8000001D8977C4DB6.png" xlink:type="simple" xlink:show="embed" xlink:actuate="onLoad">
            <text:p/>
          </draw:image>
        </draw:frame>
        <draw:frame draw:style-name="gr2" draw:text-style-name="P2" draw:layer="layout" svg:width="12.76cm" svg:height="9.525cm" svg:x="15.24cm" svg:y="0cm">
          <draw:image xlink:href="Pictures/10000000000002B8000001D80F7200D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587cm" svg:height="4.19cm" svg:x="2.794cm" svg:y="4.327cm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meta:initial-creator>Arjun Trivedi</meta:initial-creator>
    <meta:creation-date>2010-10-26T17:54:17</meta:creation-date>
    <dc:creator>Arjun Trivedi</dc:creator>
    <dc:date>2010-10-27T09:19:11</dc:date>
    <meta:editing-cycles>8</meta:editing-cycles>
    <meta:editing-duration>PT00H34M53S</meta:editing-duration>
    <meta:document-statistic meta:object-count="60"/>
    <meta:user-defined meta:name="Info 1"/>
    <meta:user-defined meta:name="Info 2"/>
    <meta:user-defined meta:name="Info 3"/>
    <meta:user-defined meta:name="Info 4"/>
  </office:meta>
</office:document-meta>
</file>